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69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9.7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147cm"/>
    </style:style>
    <style:style style:name="gr11" style:family="graphic" style:parent-style-name="objectwithoutfill">
      <style:graphic-properties draw:fill="none" draw:fill-color="#ffffff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9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91cm"/>
    </style:style>
    <style:style style:name="gr15" style:family="graphic" style:parent-style-name="objectwithoutfill">
      <style:graphic-properties draw:stroke="dash" draw:stroke-dash="Fine_20_Dashed" draw:fill="none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6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5.8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0.3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7.8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0.3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17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3.169cm" svg:height="0.963cm" svg:x="4.988cm" svg:y="3.5cm">
          <draw:text-box>
            <text:p>等腰三角形</text:p>
          </draw:text-box>
        </draw:frame>
        <draw:line draw:style-name="gr2" draw:text-style-name="P1" draw:layer="layout" svg:x1="13cm" svg:y1="7cm" svg:x2="9.5cm" svg:y2="14.5cm">
          <text:p/>
        </draw:line>
        <draw:line draw:style-name="gr2" draw:text-style-name="P1" draw:layer="layout" svg:x1="13cm" svg:y1="7cm" svg:x2="16.5cm" svg:y2="14.5cm">
          <text:p/>
        </draw:line>
        <draw:line draw:style-name="gr2" draw:text-style-name="P1" draw:layer="layout" svg:x1="9.5cm" svg:y1="14.5cm" svg:x2="16.5cm" svg:y2="14.5cm">
          <text:p/>
        </draw:line>
        <draw:line draw:style-name="gr2" draw:text-style-name="P1" draw:layer="layout" svg:x1="11cm" svg:y1="10.5cm" svg:x2="11.5cm" svg:y2="11cm">
          <text:p/>
        </draw:line>
        <draw:line draw:style-name="gr2" draw:text-style-name="P1" draw:layer="layout" svg:x1="15cm" svg:y1="10.5cm" svg:x2="14.5cm" svg:y2="11cm">
          <text:p/>
        </draw:line>
        <draw:frame draw:style-name="gr3" draw:layer="layout" svg:width="0.925cm" svg:height="0.963cm" svg:x="12.5cm" svg:y="5.87cm">
          <draw:text-box>
            <text:p>A</text:p>
          </draw:text-box>
        </draw:frame>
        <draw:frame draw:style-name="gr4" draw:layer="layout" svg:width="0.959cm" svg:height="0.963cm" svg:x="16.701cm" svg:y="14.271cm">
          <draw:text-box>
            <text:p>C</text:p>
          </draw:text-box>
        </draw:frame>
        <draw:frame draw:style-name="gr3" draw:layer="layout" svg:width="0.925cm" svg:height="0.963cm" svg:x="8.302cm" svg:y="14.372cm">
          <draw:text-box>
            <text:p>B</text:p>
          </draw:text-box>
        </draw:frame>
        <draw:frame draw:style-name="gr5" draw:layer="layout" svg:width="7.03cm" svg:height="0.963cm" svg:x="6.5cm" svg:y="16.5cm">
          <draw:text-box>
            <text:p>∠B = ∠C <text:s text:c="8"/>AB = AC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1" draw:layer="layout" svg:x1="16cm" svg:y1="5.3cm" svg:x2="6cm" svg:y2="14cm">
          <text:p/>
        </draw:line>
        <draw:line draw:style-name="gr2" draw:text-style-name="P1" draw:layer="layout" svg:x1="16cm" svg:y1="5.4cm" svg:x2="20cm" svg:y2="13.9cm">
          <text:p/>
        </draw:line>
        <draw:line draw:style-name="gr2" draw:text-style-name="P1" draw:layer="layout" svg:x1="6cm" svg:y1="13.9cm" svg:x2="20cm" svg:y2="13.9cm">
          <text:p/>
        </draw:line>
        <draw:frame draw:style-name="gr7" draw:layer="layout" svg:width="3.008cm" svg:height="0.963cm" svg:x="5.5cm" svg:y="2.317cm">
          <draw:text-box>
            <text:p>角平分线</text:p>
          </draw:text-box>
        </draw:frame>
        <draw:frame draw:style-name="gr3" draw:layer="layout" svg:width="0.925cm" svg:height="0.963cm" svg:x="15.5cm" svg:y="4.385cm">
          <draw:text-box>
            <text:p>A</text:p>
          </draw:text-box>
        </draw:frame>
        <draw:frame draw:style-name="gr4" draw:layer="layout" svg:width="0.959cm" svg:height="0.963cm" svg:x="20.301cm" svg:y="13.686cm">
          <draw:text-box>
            <text:p>C</text:p>
          </draw:text-box>
        </draw:frame>
        <draw:frame draw:style-name="gr3" draw:layer="layout" svg:width="0.925cm" svg:height="0.963cm" svg:x="4.902cm" svg:y="13.687cm">
          <draw:text-box>
            <text:p>B</text:p>
          </draw:text-box>
        </draw:frame>
        <draw:line draw:style-name="gr2" draw:text-style-name="P1" draw:layer="layout" svg:x1="16cm" svg:y1="5.3cm" svg:x2="14cm" svg:y2="13.9cm">
          <text:p/>
        </draw:line>
        <draw:frame draw:style-name="gr4" draw:layer="layout" svg:width="0.959cm" svg:height="0.963cm" svg:x="13.402cm" svg:y="14.087cm">
          <draw:text-box>
            <text:p>D</text:p>
          </draw:text-box>
        </draw:frame>
        <draw:frame draw:style-name="gr8" draw:layer="layout" svg:width="10.281cm" svg:height="2.407cm" svg:x="5.5cm" svg:y="16.814cm">
          <draw:text-box>
            <text:p>∠BAD = ∠CAD</text:p>
            <text:p/>
            <text:p><text:span text:style-name="T1">三角形的三个角平分线相交于一点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1" draw:layer="layout" svg:x1="16cm" svg:y1="5.201cm" svg:x2="6cm" svg:y2="13.701cm">
          <text:p/>
        </draw:line>
        <draw:line draw:style-name="gr2" draw:text-style-name="P1" draw:layer="layout" svg:x1="16cm" svg:y1="5.201cm" svg:x2="20cm" svg:y2="13.701cm">
          <text:p/>
        </draw:line>
        <draw:line draw:style-name="gr2" draw:text-style-name="P1" draw:layer="layout" svg:x1="6cm" svg:y1="13.701cm" svg:x2="20cm" svg:y2="13.701cm">
          <text:p/>
        </draw:line>
        <draw:frame draw:style-name="gr3" draw:layer="layout" svg:width="0.925cm" svg:height="0.963cm" svg:x="15.5cm" svg:y="4.186cm">
          <draw:text-box>
            <text:p>A</text:p>
          </draw:text-box>
        </draw:frame>
        <draw:frame draw:style-name="gr4" draw:layer="layout" svg:width="0.959cm" svg:height="0.963cm" svg:x="20.301cm" svg:y="13.487cm">
          <draw:text-box>
            <text:p>C</text:p>
          </draw:text-box>
        </draw:frame>
        <draw:frame draw:style-name="gr3" draw:layer="layout" svg:width="0.925cm" svg:height="0.963cm" svg:x="4.802cm" svg:y="13.788cm">
          <draw:text-box>
            <text:p>B</text:p>
          </draw:text-box>
        </draw:frame>
        <draw:frame draw:style-name="gr9" draw:layer="layout" svg:width="1.755cm" svg:height="0.963cm" svg:x="5.5cm" svg:y="2.5cm">
          <draw:text-box>
            <text:p>中线</text:p>
          </draw:text-box>
        </draw:frame>
        <draw:line draw:style-name="gr2" draw:text-style-name="P1" draw:layer="layout" svg:x1="16cm" svg:y1="5.2cm" svg:x2="13cm" svg:y2="13.7cm">
          <text:p/>
        </draw:line>
        <draw:frame draw:style-name="gr4" draw:layer="layout" svg:width="0.959cm" svg:height="0.963cm" svg:x="12.602cm" svg:y="13.988cm">
          <draw:text-box>
            <text:p>D</text:p>
          </draw:text-box>
        </draw:frame>
        <draw:frame draw:style-name="gr10" draw:layer="layout" svg:width="8.647cm" svg:height="2.387cm" svg:x="5.897cm" svg:y="16.414cm">
          <draw:text-box>
            <text:p>BD = CD</text:p>
            <text:p/>
            <text:p>三角形的三条中线相交于一点</text:p>
          </draw:text-box>
        </draw:frame>
        <draw:line draw:style-name="gr11" draw:text-style-name="P1" draw:layer="layout" svg:x1="9.5cm" svg:y1="13.2cm" svg:x2="9.5cm" svg:y2="14.2cm">
          <text:p/>
        </draw:line>
        <draw:line draw:style-name="gr11" draw:text-style-name="P1" draw:layer="layout" svg:x1="9.5cm" svg:y1="13.2cm" svg:x2="9.5cm" svg:y2="14.2cm">
          <text:p/>
        </draw:line>
        <draw:line draw:style-name="gr11" draw:text-style-name="P1" draw:layer="layout" svg:x1="16.6cm" svg:y1="13.2cm" svg:x2="16.6cm" svg:y2="14.2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2" draw:text-style-name="P1" draw:layer="layout" svg:x1="16cm" svg:y1="4.801cm" svg:x2="6cm" svg:y2="13.301cm">
          <text:p/>
        </draw:line>
        <draw:line draw:style-name="gr2" draw:text-style-name="P1" draw:layer="layout" svg:x1="16cm" svg:y1="4.801cm" svg:x2="20cm" svg:y2="13.301cm">
          <text:p/>
        </draw:line>
        <draw:line draw:style-name="gr2" draw:text-style-name="P1" draw:layer="layout" svg:x1="6cm" svg:y1="13.301cm" svg:x2="20cm" svg:y2="13.301cm">
          <text:p/>
        </draw:line>
        <draw:frame draw:style-name="gr3" draw:layer="layout" svg:width="0.925cm" svg:height="0.963cm" svg:x="15.5cm" svg:y="3.786cm">
          <draw:text-box>
            <text:p>A</text:p>
          </draw:text-box>
        </draw:frame>
        <draw:frame draw:style-name="gr4" draw:layer="layout" svg:width="0.959cm" svg:height="0.963cm" svg:x="20.301cm" svg:y="13.087cm">
          <draw:text-box>
            <text:p>C</text:p>
          </draw:text-box>
        </draw:frame>
        <draw:frame draw:style-name="gr3" draw:layer="layout" svg:width="0.925cm" svg:height="0.963cm" svg:x="4.802cm" svg:y="13.388cm">
          <draw:text-box>
            <text:p>B</text:p>
          </draw:text-box>
        </draw:frame>
        <draw:line draw:style-name="gr2" draw:text-style-name="P1" draw:layer="layout" svg:x1="16cm" svg:y1="4.8cm" svg:x2="16cm" svg:y2="13.3cm">
          <text:p/>
        </draw:line>
        <draw:frame draw:style-name="gr4" draw:layer="layout" svg:width="0.959cm" svg:height="0.963cm" svg:x="15.602cm" svg:y="13.488cm">
          <draw:text-box>
            <text:p>D</text:p>
          </draw:text-box>
        </draw:frame>
        <draw:rect draw:style-name="gr12" draw:text-style-name="P1" draw:layer="layout" svg:width="0.5cm" svg:height="0.5cm" svg:x="16cm" svg:y="12.8cm">
          <text:p/>
        </draw:rect>
        <draw:frame draw:style-name="gr9" draw:layer="layout" svg:width="1.755cm" svg:height="0.963cm" svg:x="6cm" svg:y="2.894cm">
          <draw:text-box>
            <text:p>垂线</text:p>
          </draw:text-box>
        </draw:frame>
        <draw:frame draw:style-name="gr13" draw:layer="layout" svg:width="10.315cm" svg:height="2.407cm" svg:x="4.5cm" svg:y="16.1cm">
          <draw:text-box>
            <text:p>AD ⊥ BC, <text:s text:c="3"/>▲ABC面积=BC·AD/2</text:p>
            <text:p/>
            <text:p><text:span text:style-name="T1">三角形的三条垂线相交于一点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2" draw:text-style-name="P1" draw:layer="layout" svg:x1="9.9cm" svg:y1="4.3cm" svg:x2="3.9cm" svg:y2="9.301cm">
          <text:p/>
        </draw:line>
        <draw:line draw:style-name="gr2" draw:text-style-name="P1" draw:layer="layout" svg:x1="9.9cm" svg:y1="4.3cm" svg:x2="11.9cm" svg:y2="9.3cm">
          <text:p/>
        </draw:line>
        <draw:line draw:style-name="gr2" draw:text-style-name="P1" draw:layer="layout" svg:x1="3.9cm" svg:y1="9.301cm" svg:x2="11.9cm" svg:y2="9.3cm">
          <text:p/>
        </draw:line>
        <draw:frame draw:style-name="gr3" draw:layer="layout" svg:width="0.925cm" svg:height="0.963cm" svg:x="9.4cm" svg:y="3.286cm">
          <draw:text-box>
            <text:p>A</text:p>
          </draw:text-box>
        </draw:frame>
        <draw:frame draw:style-name="gr4" draw:layer="layout" svg:width="0.959cm" svg:height="0.963cm" svg:x="12.001cm" svg:y="9.087cm">
          <draw:text-box>
            <text:p>C</text:p>
          </draw:text-box>
        </draw:frame>
        <draw:frame draw:style-name="gr3" draw:layer="layout" svg:width="0.925cm" svg:height="0.963cm" svg:x="2.902cm" svg:y="9.188cm">
          <draw:text-box>
            <text:p>B</text:p>
          </draw:text-box>
        </draw:frame>
        <draw:line draw:style-name="gr2" draw:text-style-name="P1" draw:layer="layout" svg:x1="21.7cm" svg:y1="4.301cm" svg:x2="15.7cm" svg:y2="9.302cm">
          <text:p/>
        </draw:line>
        <draw:line draw:style-name="gr2" draw:text-style-name="P1" draw:layer="layout" svg:x1="21.7cm" svg:y1="4.301cm" svg:x2="23.7cm" svg:y2="9.301cm">
          <text:p/>
        </draw:line>
        <draw:line draw:style-name="gr2" draw:text-style-name="P1" draw:layer="layout" svg:x1="15.7cm" svg:y1="9.302cm" svg:x2="23.7cm" svg:y2="9.301cm">
          <text:p/>
        </draw:line>
        <draw:frame draw:style-name="gr4" draw:layer="layout" svg:width="0.959cm" svg:height="0.963cm" svg:x="21.1cm" svg:y="3.287cm">
          <draw:text-box>
            <text:p>D</text:p>
          </draw:text-box>
        </draw:frame>
        <draw:frame draw:style-name="gr14" draw:layer="layout" svg:width="0.891cm" svg:height="0.963cm" svg:x="23.701cm" svg:y="9.088cm">
          <draw:text-box>
            <text:p>F</text:p>
          </draw:text-box>
        </draw:frame>
        <draw:frame draw:style-name="gr3" draw:layer="layout" svg:width="0.925cm" svg:height="0.963cm" svg:x="14.602cm" svg:y="9.189cm">
          <draw:text-box>
            <text:p>E</text:p>
          </draw:text-box>
        </draw:frame>
        <draw:line draw:style-name="gr2" draw:text-style-name="P1" draw:layer="layout" svg:x1="9.9cm" svg:y1="12.6cm" svg:x2="3.9cm" svg:y2="17.601cm">
          <text:p/>
        </draw:line>
        <draw:line draw:style-name="gr2" draw:text-style-name="P1" draw:layer="layout" svg:x1="9.9cm" svg:y1="12.6cm" svg:x2="11.9cm" svg:y2="17.6cm">
          <text:p/>
        </draw:line>
        <draw:line draw:style-name="gr2" draw:text-style-name="P1" draw:layer="layout" svg:x1="3.9cm" svg:y1="17.601cm" svg:x2="11.9cm" svg:y2="17.6cm">
          <text:p/>
        </draw:line>
        <draw:frame draw:style-name="gr3" draw:layer="layout" svg:width="0.925cm" svg:height="0.963cm" svg:x="9.4cm" svg:y="11.586cm">
          <draw:text-box>
            <text:p>A</text:p>
          </draw:text-box>
        </draw:frame>
        <draw:frame draw:style-name="gr4" draw:layer="layout" svg:width="0.959cm" svg:height="0.963cm" svg:x="12.001cm" svg:y="17.387cm">
          <draw:text-box>
            <text:p>C</text:p>
          </draw:text-box>
        </draw:frame>
        <draw:frame draw:style-name="gr3" draw:layer="layout" svg:width="0.925cm" svg:height="0.963cm" svg:x="2.902cm" svg:y="17.488cm">
          <draw:text-box>
            <text:p>B</text:p>
          </draw:text-box>
        </draw:frame>
        <draw:line draw:style-name="gr2" draw:text-style-name="P1" draw:layer="layout" svg:x1="18.4cm" svg:y1="12.5cm" svg:x2="23.4cm" svg:y2="17.5cm">
          <text:p/>
        </draw:line>
        <draw:line draw:style-name="gr2" draw:text-style-name="P1" draw:layer="layout" svg:x1="18.4cm" svg:y1="12.5cm" svg:x2="15.5cm" svg:y2="17.6cm">
          <text:p/>
        </draw:line>
        <draw:line draw:style-name="gr2" draw:text-style-name="P1" draw:layer="layout" svg:x1="15.5cm" svg:y1="17.602cm" svg:x2="23.5cm" svg:y2="17.601cm">
          <text:p/>
        </draw:line>
        <draw:frame draw:style-name="gr4" draw:layer="layout" svg:width="0.959cm" svg:height="0.963cm" svg:x="17.9cm" svg:y="11.587cm">
          <draw:text-box>
            <text:p>D</text:p>
          </draw:text-box>
        </draw:frame>
        <draw:frame draw:style-name="gr14" draw:layer="layout" svg:width="0.891cm" svg:height="0.963cm" svg:x="23.701cm" svg:y="17.388cm">
          <draw:text-box>
            <text:p>F</text:p>
          </draw:text-box>
        </draw:frame>
        <draw:frame draw:style-name="gr3" draw:layer="layout" svg:width="0.925cm" svg:height="0.963cm" svg:x="14.602cm" svg:y="17.489cm">
          <draw:text-box>
            <text:p>E</text:p>
          </draw:text-box>
        </draw:frame>
        <draw:line draw:style-name="gr15" draw:text-style-name="P1" draw:layer="layout" svg:x1="2cm" svg:y1="10.9cm" svg:x2="27cm" svg:y2="10.9cm">
          <text:p/>
        </draw:line>
        <draw:frame draw:style-name="gr1" draw:layer="layout" svg:width="3.169cm" svg:height="0.963cm" svg:x="4.409cm" svg:y="1.5cm">
          <draw:text-box>
            <text:p>全等三角形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2" draw:text-style-name="P1" draw:layer="layout" svg:x1="9.9cm" svg:y1="6.9cm" svg:x2="3.9cm" svg:y2="11.901cm">
          <text:p/>
        </draw:line>
        <draw:line draw:style-name="gr2" draw:text-style-name="P1" draw:layer="layout" svg:x1="9.9cm" svg:y1="6.9cm" svg:x2="11.9cm" svg:y2="11.9cm">
          <text:p/>
        </draw:line>
        <draw:line draw:style-name="gr2" draw:text-style-name="P1" draw:layer="layout" svg:x1="3.9cm" svg:y1="11.901cm" svg:x2="11.9cm" svg:y2="11.9cm">
          <text:p/>
        </draw:line>
        <draw:frame draw:style-name="gr3" draw:layer="layout" svg:width="0.925cm" svg:height="0.963cm" svg:x="9.4cm" svg:y="5.886cm">
          <draw:text-box>
            <text:p>A</text:p>
          </draw:text-box>
        </draw:frame>
        <draw:frame draw:style-name="gr4" draw:layer="layout" svg:width="0.959cm" svg:height="0.963cm" svg:x="12.001cm" svg:y="11.687cm">
          <draw:text-box>
            <text:p>C</text:p>
          </draw:text-box>
        </draw:frame>
        <draw:frame draw:style-name="gr3" draw:layer="layout" svg:width="0.925cm" svg:height="0.963cm" svg:x="2.902cm" svg:y="11.788cm">
          <draw:text-box>
            <text:p>B</text:p>
          </draw:text-box>
        </draw:frame>
        <draw:line draw:style-name="gr2" draw:text-style-name="P1" draw:layer="layout" svg:x1="21.6cm" svg:y1="6.901cm" svg:x2="15.6cm" svg:y2="11.902cm">
          <text:p/>
        </draw:line>
        <draw:line draw:style-name="gr2" draw:text-style-name="P1" draw:layer="layout" svg:x1="21.6cm" svg:y1="6.901cm" svg:x2="23.6cm" svg:y2="11.901cm">
          <text:p/>
        </draw:line>
        <draw:line draw:style-name="gr2" draw:text-style-name="P1" draw:layer="layout" svg:x1="15.6cm" svg:y1="11.902cm" svg:x2="23.6cm" svg:y2="11.901cm">
          <text:p/>
        </draw:line>
        <draw:frame draw:style-name="gr4" draw:layer="layout" svg:width="0.959cm" svg:height="0.963cm" svg:x="21.1cm" svg:y="5.887cm">
          <draw:text-box>
            <text:p>D</text:p>
          </draw:text-box>
        </draw:frame>
        <draw:frame draw:style-name="gr14" draw:layer="layout" svg:width="0.891cm" svg:height="0.963cm" svg:x="23.701cm" svg:y="11.688cm">
          <draw:text-box>
            <text:p>F</text:p>
          </draw:text-box>
        </draw:frame>
        <draw:frame draw:style-name="gr3" draw:layer="layout" svg:width="0.925cm" svg:height="0.963cm" svg:x="14.602cm" svg:y="11.789cm">
          <draw:text-box>
            <text:p>E</text:p>
          </draw:text-box>
        </draw:frame>
        <draw:line draw:style-name="gr11" draw:text-style-name="P1" draw:layer="layout" svg:x1="6.9cm" svg:y1="8.9cm" svg:x2="7.4cm" svg:y2="9.4cm">
          <text:p/>
        </draw:line>
        <draw:line draw:style-name="gr11" draw:text-style-name="P1" draw:layer="layout" svg:x1="18.5cm" svg:y1="9cm" svg:x2="19cm" svg:y2="9.5cm">
          <text:p/>
        </draw:line>
        <draw:line draw:style-name="gr11" draw:text-style-name="P1" draw:layer="layout" svg:x1="10.4cm" svg:y1="8.9cm" svg:x2="10.9cm" svg:y2="8.4cm">
          <text:p/>
        </draw:line>
        <draw:line draw:style-name="gr11" draw:text-style-name="P1" draw:layer="layout" svg:x1="10.5cm" svg:y1="9.3cm" svg:x2="11cm" svg:y2="8.8cm">
          <text:p/>
        </draw:line>
        <draw:line draw:style-name="gr11" draw:text-style-name="P1" draw:layer="layout" svg:x1="22.1cm" svg:y1="8.9cm" svg:x2="22.6cm" svg:y2="8.4cm">
          <text:p/>
        </draw:line>
        <draw:line draw:style-name="gr11" draw:text-style-name="P1" draw:layer="layout" svg:x1="22.2cm" svg:y1="9.3cm" svg:x2="22.7cm" svg:y2="8.8cm">
          <text:p/>
        </draw:line>
        <draw:line draw:style-name="gr11" draw:text-style-name="P1" draw:layer="layout" svg:x1="7.7cm" svg:y1="11.5cm" svg:x2="7.7cm" svg:y2="12.4cm">
          <text:p/>
        </draw:line>
        <draw:line draw:style-name="gr11" draw:text-style-name="P1" draw:layer="layout" svg:x1="8.3cm" svg:y1="11.5cm" svg:x2="8.3cm" svg:y2="12.4cm">
          <text:p/>
        </draw:line>
        <draw:line draw:style-name="gr11" draw:text-style-name="P1" draw:layer="layout" svg:x1="8cm" svg:y1="11.5cm" svg:x2="8cm" svg:y2="12.4cm">
          <text:p/>
        </draw:line>
        <draw:line draw:style-name="gr11" draw:text-style-name="P1" draw:layer="layout" svg:x1="20cm" svg:y1="11.5cm" svg:x2="20cm" svg:y2="12.4cm">
          <text:p/>
        </draw:line>
        <draw:line draw:style-name="gr11" draw:text-style-name="P1" draw:layer="layout" svg:x1="20.6cm" svg:y1="11.5cm" svg:x2="20.6cm" svg:y2="12.4cm">
          <text:p/>
        </draw:line>
        <draw:line draw:style-name="gr11" draw:text-style-name="P1" draw:layer="layout" svg:x1="20.3cm" svg:y1="11.5cm" svg:x2="20.3cm" svg:y2="12.4cm">
          <text:p/>
        </draw:line>
        <draw:frame draw:style-name="gr16" draw:layer="layout" svg:width="7.248cm" svg:height="0.963cm" svg:x="4.5cm" svg:y="3cm">
          <draw:text-box>
            <text:p>全等三角形判定之一：SSS</text:p>
          </draw:text-box>
        </draw:frame>
        <draw:frame draw:style-name="gr17" draw:layer="layout" svg:width="9.05cm" svg:height="2.387cm" svg:x="4.492cm" svg:y="14.91cm">
          <draw:text-box>
            <text:p>∵ AB = DE, BC = EF, CA = FD</text:p>
            <text:p/>
            <text:p>∴ ▲ABC ≌ ▲DEF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" draw:text-style-name="P1" draw:layer="layout" svg:x1="9.9cm" svg:y1="6.1cm" svg:x2="3.9cm" svg:y2="11.101cm">
          <text:p/>
        </draw:line>
        <draw:line draw:style-name="gr2" draw:text-style-name="P1" draw:layer="layout" svg:x1="9.9cm" svg:y1="6.1cm" svg:x2="11.9cm" svg:y2="11.1cm">
          <text:p/>
        </draw:line>
        <draw:line draw:style-name="gr2" draw:text-style-name="P1" draw:layer="layout" svg:x1="3.9cm" svg:y1="11.101cm" svg:x2="11.9cm" svg:y2="11.1cm">
          <text:p/>
        </draw:line>
        <draw:frame draw:style-name="gr3" draw:layer="layout" svg:width="0.925cm" svg:height="0.963cm" svg:x="9.4cm" svg:y="5.086cm">
          <draw:text-box>
            <text:p>A</text:p>
          </draw:text-box>
        </draw:frame>
        <draw:frame draw:style-name="gr4" draw:layer="layout" svg:width="0.959cm" svg:height="0.963cm" svg:x="12.001cm" svg:y="10.887cm">
          <draw:text-box>
            <text:p>C</text:p>
          </draw:text-box>
        </draw:frame>
        <draw:frame draw:style-name="gr3" draw:layer="layout" svg:width="0.925cm" svg:height="0.963cm" svg:x="2.902cm" svg:y="10.988cm">
          <draw:text-box>
            <text:p>B</text:p>
          </draw:text-box>
        </draw:frame>
        <draw:line draw:style-name="gr2" draw:text-style-name="P1" draw:layer="layout" svg:x1="21.6cm" svg:y1="6.101cm" svg:x2="15.6cm" svg:y2="11.102cm">
          <text:p/>
        </draw:line>
        <draw:line draw:style-name="gr2" draw:text-style-name="P1" draw:layer="layout" svg:x1="21.6cm" svg:y1="6.101cm" svg:x2="23.6cm" svg:y2="11.101cm">
          <text:p/>
        </draw:line>
        <draw:line draw:style-name="gr2" draw:text-style-name="P1" draw:layer="layout" svg:x1="15.6cm" svg:y1="11.102cm" svg:x2="23.6cm" svg:y2="11.101cm">
          <text:p/>
        </draw:line>
        <draw:frame draw:style-name="gr4" draw:layer="layout" svg:width="0.959cm" svg:height="0.963cm" svg:x="21.1cm" svg:y="5.087cm">
          <draw:text-box>
            <text:p>D</text:p>
          </draw:text-box>
        </draw:frame>
        <draw:frame draw:style-name="gr14" draw:layer="layout" svg:width="0.891cm" svg:height="0.963cm" svg:x="23.701cm" svg:y="10.888cm">
          <draw:text-box>
            <text:p>F</text:p>
          </draw:text-box>
        </draw:frame>
        <draw:frame draw:style-name="gr3" draw:layer="layout" svg:width="0.925cm" svg:height="0.963cm" svg:x="14.602cm" svg:y="10.989cm">
          <draw:text-box>
            <text:p>E</text:p>
          </draw:text-box>
        </draw:frame>
        <draw:frame draw:style-name="gr16" draw:layer="layout" svg:width="7.248cm" svg:height="0.963cm" svg:x="3cm" svg:y="2.901cm">
          <draw:text-box>
            <text:p>全等三角形判定之二：SAS</text:p>
          </draw:text-box>
        </draw:frame>
        <draw:line draw:style-name="gr11" draw:text-style-name="P1" draw:layer="layout" svg:x1="7cm" svg:y1="8cm" svg:x2="7.5cm" svg:y2="8.5cm">
          <text:p/>
        </draw:line>
        <draw:line draw:style-name="gr11" draw:text-style-name="P1" draw:layer="layout" svg:x1="18.7cm" svg:y1="8cm" svg:x2="19.2cm" svg:y2="8.5cm">
          <text:p/>
        </draw:line>
        <draw:line draw:style-name="gr11" draw:text-style-name="P1" draw:layer="layout" svg:x1="10.9cm" svg:y1="7.6cm" svg:x2="10.4cm" svg:y2="8.1cm">
          <text:p/>
        </draw:line>
        <draw:line draw:style-name="gr11" draw:text-style-name="P1" draw:layer="layout" svg:x1="11cm" svg:y1="8cm" svg:x2="10.5cm" svg:y2="8.5cm">
          <text:p/>
        </draw:line>
        <draw:line draw:style-name="gr11" draw:text-style-name="P1" draw:layer="layout" svg:x1="22.6cm" svg:y1="7.6cm" svg:x2="22.1cm" svg:y2="8.1cm">
          <text:p/>
        </draw:line>
        <draw:line draw:style-name="gr11" draw:text-style-name="P1" draw:layer="layout" svg:x1="22.7cm" svg:y1="8cm" svg:x2="22.2cm" svg:y2="8.5cm">
          <text:p/>
        </draw:line>
        <draw:frame draw:style-name="gr18" draw:layer="layout" svg:width="9.134cm" svg:height="2.387cm" svg:x="4.492cm" svg:y="14.911cm">
          <draw:text-box>
            <text:p>∵ AB = DE, AC = DF, ∠A = ∠D</text:p>
            <text:p/>
            <text:p>∴ ▲ABC ≌ ▲DEF</text:p>
          </draw:text-box>
        </draw:frame>
        <draw:polyline draw:style-name="gr2" draw:text-style-name="P1" draw:layer="layout" svg:width="0.799cm" svg:height="0.275cm" svg:x="9.398cm" svg:y="6.587cm" svg:viewBox="0 0 800 276" draw:points="0,0 276,193 552,276 800,248">
          <text:p/>
        </draw:polyline>
        <draw:polyline draw:style-name="gr2" draw:text-style-name="P1" draw:layer="layout" svg:width="0.799cm" svg:height="0.275cm" svg:x="21.098cm" svg:y="6.587cm" svg:viewBox="0 0 800 276" draw:points="0,0 276,193 552,276 800,248">
          <text:p/>
        </draw:polylin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2" draw:text-style-name="P1" draw:layer="layout" svg:x1="9.9cm" svg:y1="7.7cm" svg:x2="3.9cm" svg:y2="12.701cm">
          <text:p/>
        </draw:line>
        <draw:line draw:style-name="gr2" draw:text-style-name="P1" draw:layer="layout" svg:x1="9.9cm" svg:y1="7.7cm" svg:x2="11.9cm" svg:y2="12.7cm">
          <text:p/>
        </draw:line>
        <draw:line draw:style-name="gr2" draw:text-style-name="P1" draw:layer="layout" svg:x1="3.9cm" svg:y1="12.701cm" svg:x2="11.9cm" svg:y2="12.7cm">
          <text:p/>
        </draw:line>
        <draw:frame draw:style-name="gr3" draw:layer="layout" svg:width="0.925cm" svg:height="0.963cm" svg:x="9.4cm" svg:y="6.686cm">
          <draw:text-box>
            <text:p>A</text:p>
          </draw:text-box>
        </draw:frame>
        <draw:frame draw:style-name="gr4" draw:layer="layout" svg:width="0.959cm" svg:height="0.963cm" svg:x="12.001cm" svg:y="12.487cm">
          <draw:text-box>
            <text:p>C</text:p>
          </draw:text-box>
        </draw:frame>
        <draw:frame draw:style-name="gr3" draw:layer="layout" svg:width="0.925cm" svg:height="0.963cm" svg:x="2.902cm" svg:y="12.588cm">
          <draw:text-box>
            <text:p>B</text:p>
          </draw:text-box>
        </draw:frame>
        <draw:line draw:style-name="gr2" draw:text-style-name="P1" draw:layer="layout" svg:x1="21.6cm" svg:y1="7.701cm" svg:x2="15.6cm" svg:y2="12.702cm">
          <text:p/>
        </draw:line>
        <draw:line draw:style-name="gr2" draw:text-style-name="P1" draw:layer="layout" svg:x1="21.6cm" svg:y1="7.701cm" svg:x2="23.6cm" svg:y2="12.701cm">
          <text:p/>
        </draw:line>
        <draw:line draw:style-name="gr2" draw:text-style-name="P1" draw:layer="layout" svg:x1="15.6cm" svg:y1="12.702cm" svg:x2="23.6cm" svg:y2="12.701cm">
          <text:p/>
        </draw:line>
        <draw:frame draw:style-name="gr4" draw:layer="layout" svg:width="0.959cm" svg:height="0.963cm" svg:x="21.1cm" svg:y="6.687cm">
          <draw:text-box>
            <text:p>D</text:p>
          </draw:text-box>
        </draw:frame>
        <draw:frame draw:style-name="gr14" draw:layer="layout" svg:width="0.891cm" svg:height="0.963cm" svg:x="23.701cm" svg:y="12.488cm">
          <draw:text-box>
            <text:p>F</text:p>
          </draw:text-box>
        </draw:frame>
        <draw:frame draw:style-name="gr3" draw:layer="layout" svg:width="0.925cm" svg:height="0.963cm" svg:x="14.602cm" svg:y="12.589cm">
          <draw:text-box>
            <text:p>E</text:p>
          </draw:text-box>
        </draw:frame>
        <draw:frame draw:style-name="gr16" draw:layer="layout" svg:width="7.248cm" svg:height="0.963cm" svg:x="3cm" svg:y="2.902cm">
          <draw:text-box>
            <text:p>全等三角形判定之三：ASA</text:p>
          </draw:text-box>
        </draw:frame>
        <draw:line draw:style-name="gr11" draw:text-style-name="P1" draw:layer="layout" svg:x1="8cm" svg:y1="12.2cm" svg:x2="8cm" svg:y2="13.2cm">
          <text:p/>
        </draw:line>
        <draw:line draw:style-name="gr11" draw:text-style-name="P1" draw:layer="layout" svg:x1="20cm" svg:y1="12.2cm" svg:x2="20cm" svg:y2="13.2cm">
          <text:p/>
        </draw:line>
        <draw:frame draw:style-name="gr19" draw:layer="layout" svg:width="16.308cm" svg:height="2.387cm" svg:x="3.692cm" svg:y="16.612cm">
          <draw:text-box>
            <text:p>∵ ∠ABC = ∠DEF, ∠ACB = ∠DFE, BC = EF</text:p>
            <text:p/>
            <text:p>∴ ▲ABC ≌ ▲DEF</text:p>
          </draw:text-box>
        </draw:frame>
        <draw:polyline draw:style-name="gr2" draw:text-style-name="P1" draw:layer="layout" svg:width="0.192cm" svg:height="0.606cm" svg:x="4.658cm" svg:y="12.099cm" svg:viewBox="0 0 193 607" draw:points="0,0 193,414 193,607">
          <text:p/>
        </draw:polyline>
        <draw:polyline draw:style-name="gr2" draw:text-style-name="P1" draw:layer="layout" svg:width="0.192cm" svg:height="0.606cm" svg:x="16.259cm" svg:y="12.1cm" svg:viewBox="0 0 193 607" draw:points="0,0 193,414 193,607">
          <text:p/>
        </draw:polyline>
        <draw:polyline draw:style-name="gr2" draw:text-style-name="P1" draw:layer="layout" svg:width="0.467cm" svg:height="0.633cm" svg:x="11.135cm" svg:y="12.044cm" svg:viewBox="0 0 468 634" draw:points="468,0 165,248 27,524 0,634">
          <text:p/>
        </draw:polyline>
        <draw:polyline draw:style-name="gr2" draw:text-style-name="P1" draw:layer="layout" svg:width="0.467cm" svg:height="0.633cm" svg:x="22.835cm" svg:y="12.044cm" svg:viewBox="0 0 468 634" draw:points="468,0 165,248 27,524 0,634">
          <text:p/>
        </draw:polyline>
        <draw:path draw:style-name="gr2" draw:text-style-name="P1" draw:layer="layout" svg:width="0.771cm" svg:height="0.936cm" svg:x="10.749cm" svg:y="11.769cm" svg:viewBox="0 0 772 937" svg:d="M772 0c-382 26-495 440-690 689l-82 248">
          <text:p/>
        </draw:path>
        <draw:path draw:style-name="gr2" draw:text-style-name="P1" draw:layer="layout" svg:width="0.771cm" svg:height="0.936cm" svg:x="22.449cm" svg:y="11.77cm" svg:viewBox="0 0 772 937" svg:d="M772 0c-382 26-495 440-690 689l-82 248">
          <text:p/>
        </draw:path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2" draw:text-style-name="P1" draw:layer="layout" svg:x1="9.9cm" svg:y1="7.7cm" svg:x2="3.9cm" svg:y2="12.701cm">
          <text:p/>
        </draw:line>
        <draw:line draw:style-name="gr2" draw:text-style-name="P1" draw:layer="layout" svg:x1="9.9cm" svg:y1="7.7cm" svg:x2="11.9cm" svg:y2="12.7cm">
          <text:p/>
        </draw:line>
        <draw:line draw:style-name="gr2" draw:text-style-name="P1" draw:layer="layout" svg:x1="3.9cm" svg:y1="12.701cm" svg:x2="11.9cm" svg:y2="12.7cm">
          <text:p/>
        </draw:line>
        <draw:frame draw:style-name="gr3" draw:layer="layout" svg:width="0.925cm" svg:height="0.963cm" svg:x="9.4cm" svg:y="6.686cm">
          <draw:text-box>
            <text:p>A</text:p>
          </draw:text-box>
        </draw:frame>
        <draw:frame draw:style-name="gr4" draw:layer="layout" svg:width="0.959cm" svg:height="0.963cm" svg:x="12.001cm" svg:y="12.487cm">
          <draw:text-box>
            <text:p>C</text:p>
          </draw:text-box>
        </draw:frame>
        <draw:frame draw:style-name="gr3" draw:layer="layout" svg:width="0.925cm" svg:height="0.963cm" svg:x="2.902cm" svg:y="12.588cm">
          <draw:text-box>
            <text:p>B</text:p>
          </draw:text-box>
        </draw:frame>
        <draw:line draw:style-name="gr2" draw:text-style-name="P1" draw:layer="layout" svg:x1="21.6cm" svg:y1="7.699cm" svg:x2="15.6cm" svg:y2="12.7cm">
          <text:p/>
        </draw:line>
        <draw:line draw:style-name="gr2" draw:text-style-name="P1" draw:layer="layout" svg:x1="21.6cm" svg:y1="7.701cm" svg:x2="23.6cm" svg:y2="12.701cm">
          <text:p/>
        </draw:line>
        <draw:line draw:style-name="gr2" draw:text-style-name="P1" draw:layer="layout" svg:x1="15.6cm" svg:y1="12.702cm" svg:x2="23.6cm" svg:y2="12.701cm">
          <text:p/>
        </draw:line>
        <draw:frame draw:style-name="gr4" draw:layer="layout" svg:width="0.959cm" svg:height="0.963cm" svg:x="21.1cm" svg:y="6.687cm">
          <draw:text-box>
            <text:p>D</text:p>
          </draw:text-box>
        </draw:frame>
        <draw:frame draw:style-name="gr14" draw:layer="layout" svg:width="0.891cm" svg:height="0.963cm" svg:x="23.701cm" svg:y="12.488cm">
          <draw:text-box>
            <text:p>F</text:p>
          </draw:text-box>
        </draw:frame>
        <draw:frame draw:style-name="gr3" draw:layer="layout" svg:width="0.925cm" svg:height="0.963cm" svg:x="14.602cm" svg:y="12.589cm">
          <draw:text-box>
            <text:p>E</text:p>
          </draw:text-box>
        </draw:frame>
        <draw:frame draw:style-name="gr16" draw:layer="layout" svg:width="7.248cm" svg:height="0.963cm" svg:x="3cm" svg:y="2.902cm">
          <draw:text-box>
            <text:p>全等三角形判定四：SAA</text:p>
          </draw:text-box>
        </draw:frame>
        <draw:frame draw:style-name="gr20" draw:layer="layout" svg:width="10.861cm" svg:height="2.387cm" svg:x="3.362cm" svg:y="16cm">
          <draw:text-box>
            <text:p>∵ BC = EF, ∠B = ∠E, ∠A = ∠D</text:p>
            <text:p/>
            <text:p>∴ ▲ABC ≌ ▲DEF</text:p>
          </draw:text-box>
        </draw:frame>
        <draw:polyline draw:style-name="gr2" draw:text-style-name="P1" draw:layer="layout" svg:width="0.385cm" svg:height="0.605cm" svg:x="4.658cm" svg:y="12.072cm" svg:viewBox="0 0 386 606" draw:points="0,0 303,248 386,551 386,606">
          <text:p/>
        </draw:polyline>
        <draw:polyline draw:style-name="gr2" draw:text-style-name="P1" draw:layer="layout" svg:width="0.385cm" svg:height="0.605cm" svg:x="16.258cm" svg:y="12.072cm" svg:viewBox="0 0 386 606" draw:points="0,0 303,248 386,551 386,606">
          <text:p/>
        </draw:polyline>
        <draw:line draw:style-name="gr2" draw:text-style-name="P1" draw:layer="layout" svg:x1="8cm" svg:y1="12.5cm" svg:x2="8cm" svg:y2="13cm">
          <text:p/>
        </draw:line>
        <draw:line draw:style-name="gr2" draw:text-style-name="P1" draw:layer="layout" svg:x1="20.1cm" svg:y1="12.5cm" svg:x2="20.1cm" svg:y2="13cm">
          <text:p/>
        </draw:line>
        <draw:path draw:style-name="gr2" draw:text-style-name="P1" draw:layer="layout" svg:width="0.55cm" svg:height="0.192cm" svg:x="9.481cm" svg:y="8.103cm" svg:viewBox="0 0 551 193" svg:d="M0 0l276 193h275">
          <text:p/>
        </draw:path>
        <draw:path draw:style-name="gr2" draw:text-style-name="P1" draw:layer="layout" svg:width="0.633cm" svg:height="0.247cm" svg:x="21.194cm" svg:y="8.103cm" svg:viewBox="0 0 634 248" svg:d="M0 0l276 193 276 55 82-110">
          <text:p/>
        </draw:path>
        <draw:path draw:style-name="gr2" draw:text-style-name="P1" draw:layer="layout" svg:width="0.992cm" svg:height="0.476cm" svg:x="9.205cm" svg:y="8.241cm" svg:viewBox="0 0 993 477" svg:d="M0 0c59 319 429 575 745 441l248-56">
          <text:p/>
        </draw:path>
        <draw:path draw:style-name="gr2" draw:text-style-name="P1" draw:layer="layout" svg:width="1.019cm" svg:height="0.456cm" svg:x="20.891cm" svg:y="8.296cm" svg:viewBox="0 0 1020 457" svg:d="M0 0c113 334 495 513 827 441l193-28">
          <text:p/>
        </draw:path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1" draw:layer="layout" svg:width="8.323cm" svg:height="5.235cm" svg:x="3.375cm" svg:y="3.5cm">
          <draw:text-box>
            <text:p>思考</text:p>
            <text:p/>
            <text:p>SAA相等的三角形全等吗？</text:p>
            <text:p/>
            <text:p><text:s/>ASS相等的三角形全等吗？</text:p>
            <text:p/>
            <text:p><text:s/>AAA相等的三角形全等吗？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2" draw:text-style-name="P1" draw:layer="layout" svg:x1="6.5cm" svg:y1="12cm" svg:x2="18cm" svg:y2="5cm">
          <text:p/>
        </draw:line>
        <draw:line draw:style-name="gr2" draw:text-style-name="P1" draw:layer="layout" svg:x1="18cm" svg:y1="5cm" svg:x2="22.5cm" svg:y2="12cm">
          <text:p/>
        </draw:line>
        <draw:line draw:style-name="gr2" draw:text-style-name="P1" draw:layer="layout" svg:x1="6.5cm" svg:y1="12cm" svg:x2="22.5cm" svg:y2="12cm">
          <text:p/>
        </draw:line>
        <draw:line draw:style-name="gr2" draw:text-style-name="P1" draw:layer="layout" svg:x1="15.5cm" svg:y1="6.5cm" svg:x2="19cm" svg:y2="12cm">
          <text:p/>
        </draw:line>
        <draw:frame draw:style-name="gr3" draw:layer="layout" svg:width="0.925cm" svg:height="0.963cm" svg:x="17.6cm" svg:y="3.9cm">
          <draw:text-box>
            <text:p>A</text:p>
          </draw:text-box>
        </draw:frame>
        <draw:frame draw:style-name="gr3" draw:layer="layout" svg:width="0.925cm" svg:height="0.963cm" svg:x="5.752cm" svg:y="12.2cm">
          <draw:text-box>
            <text:p>B</text:p>
          </draw:text-box>
        </draw:frame>
        <draw:frame draw:style-name="gr3" draw:layer="layout" svg:width="0.925cm" svg:height="0.963cm" svg:x="18.553cm" svg:y="12.301cm">
          <draw:text-box>
            <text:p>E</text:p>
          </draw:text-box>
        </draw:frame>
        <draw:frame draw:style-name="gr4" draw:layer="layout" svg:width="0.959cm" svg:height="0.963cm" svg:x="22.454cm" svg:y="12.302cm">
          <draw:text-box>
            <text:p>C</text:p>
          </draw:text-box>
        </draw:frame>
        <draw:frame draw:style-name="gr4" draw:layer="layout" svg:width="0.959cm" svg:height="0.963cm" svg:x="14.754cm" svg:y="5.502cm">
          <draw:text-box>
            <text:p>D</text:p>
          </draw:text-box>
        </draw:frame>
        <draw:frame draw:style-name="gr22" draw:layer="layout" svg:width="12.707cm" svg:height="0.963cm" svg:x="3.001cm" svg:y="2.501cm">
          <draw:text-box>
            <text:p>为什么AAA不能作为判定三角形全等的条件</text:p>
          </draw:text-box>
        </draw:frame>
        <draw:frame draw:style-name="gr23" draw:layer="layout" svg:width="10.849cm" svg:height="2.387cm" svg:x="4.001cm" svg:y="15.3cm">
          <draw:text-box>
            <text:p>∠B = ∠B, <text:s/>∠A = ∠BDE, <text:s/>∠C = ∠DEB</text:p>
            <text:p/>
            <text:p>但▲DBE和▲ABC 不全等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2" draw:layer="layout" svg:width="12.707cm" svg:height="0.963cm" svg:x="3cm" svg:y="3.5cm">
          <draw:text-box>
            <text:p>为什么ASS不能作为判定三角形全等的条件</text:p>
          </draw:text-box>
        </draw:frame>
        <draw:line draw:style-name="gr2" draw:text-style-name="P1" draw:layer="layout" svg:x1="19cm" svg:y1="7.5cm" svg:x2="16cm" svg:y2="14cm">
          <text:p/>
        </draw:line>
        <draw:line draw:style-name="gr2" draw:text-style-name="P1" draw:layer="layout" svg:x1="19cm" svg:y1="7.5cm" svg:x2="21.5cm" svg:y2="14cm">
          <text:p/>
        </draw:line>
        <draw:line draw:style-name="gr2" draw:text-style-name="P1" draw:layer="layout" svg:x1="6.5cm" svg:y1="14cm" svg:x2="21.5cm" svg:y2="14cm">
          <text:p/>
        </draw:line>
        <draw:line draw:style-name="gr2" draw:text-style-name="P1" draw:layer="layout" svg:x1="6.5cm" svg:y1="14cm" svg:x2="19cm" svg:y2="7.5cm">
          <text:p/>
        </draw:line>
        <draw:frame draw:style-name="gr3" draw:layer="layout" svg:width="0.925cm" svg:height="0.963cm" svg:x="18.5cm" svg:y="6.477cm">
          <draw:text-box>
            <text:p>A</text:p>
          </draw:text-box>
        </draw:frame>
        <draw:frame draw:style-name="gr3" draw:layer="layout" svg:width="0.925cm" svg:height="0.963cm" svg:x="5.501cm" svg:y="13.978cm">
          <draw:text-box>
            <text:p>B</text:p>
          </draw:text-box>
        </draw:frame>
        <draw:frame draw:style-name="gr4" draw:layer="layout" svg:width="0.959cm" svg:height="0.963cm" svg:x="15.502cm" svg:y="13.979cm">
          <draw:text-box>
            <text:p>D</text:p>
          </draw:text-box>
        </draw:frame>
        <draw:frame draw:style-name="gr4" draw:layer="layout" svg:width="0.959cm" svg:height="0.963cm" svg:x="21.503cm" svg:y="13.98cm">
          <draw:text-box>
            <text:p>C</text:p>
          </draw:text-box>
        </draw:frame>
        <draw:frame draw:style-name="gr24" draw:layer="layout" svg:width="8.673cm" svg:height="2.387cm" svg:x="4cm" svg:y="16.399cm">
          <draw:text-box>
            <text:p>∠B = ∠B, <text:s/>AB = AB, AD = AC</text:p>
            <text:p/>
            <text:p>但▲ABD和▲ABC 不全等</text:p>
          </draw:text-box>
        </draw:frame>
        <draw:line draw:style-name="gr2" draw:text-style-name="P1" draw:layer="layout" svg:x1="12.6cm" svg:y1="10.5cm" svg:x2="13.1cm" svg:y2="11cm">
          <text:p/>
        </draw:line>
        <draw:line draw:style-name="gr2" draw:text-style-name="P1" draw:layer="layout" svg:x1="17.3cm" svg:y1="10.5cm" svg:x2="17.8cm" svg:y2="11cm">
          <text:p/>
        </draw:line>
        <draw:line draw:style-name="gr2" draw:text-style-name="P1" draw:layer="layout" svg:x1="17.1cm" svg:y1="10.9cm" svg:x2="17.6cm" svg:y2="11.4cm">
          <text:p/>
        </draw:line>
        <draw:line draw:style-name="gr2" draw:text-style-name="P1" draw:layer="layout" svg:x1="20.5cm" svg:y1="10.5cm" svg:x2="20cm" svg:y2="11cm">
          <text:p/>
        </draw:line>
        <draw:line draw:style-name="gr2" draw:text-style-name="P1" draw:layer="layout" svg:x1="20.7cm" svg:y1="10.8cm" svg:x2="20.2cm" svg:y2="11.3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58M39S</meta:editing-duration>
    <meta:editing-cycles>31</meta:editing-cycles>
    <meta:generator>OpenOffice/4.1.15$Win32 OpenOffice.org_project/4115m2$Build-9813</meta:generator>
    <dc:date>2025-09-06T21:25:45.33</dc:date>
    <dc:creator>Eric Zhang</dc:creator>
    <meta:document-statistic meta:object-count="234"/>
  </office:meta>
</office:document-meta>
</file>